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nux Libertine" svg:font-family="'Linux Libertine', Georgia, Times, serif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tserrat" svg:font-family="Montserrat, sans-serif"/>
    <style:font-face style:name="Myriad W08 Regular" svg:font-family="'Myriad W08 Regular', 'Segoe UI'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rial, sans-serif"/>
    <style:font-face style:name="OpenSymbol" svg:font-family="OpenSymbol" style:font-charset="x-symbol"/>
    <style:font-face style:name="Roboto" svg:font-family="Roboto, sans-serif"/>
    <style:font-face style:name="sans-serif" svg:font-family="sans-serif"/>
  </office:font-face-decls>
  <office:automatic-styles>
    <style:style style:name="Tableau_5f_Fonctionnalités" style:display-name="Tableau_Fonctionnalités" style:family="table">
      <style:table-properties style:width="17cm" table:align="margins" style:may-break-between-rows="true" table:border-model="collapsing"/>
    </style:style>
    <style:style style:name="Tableau_5f_Fonctionnalités.A" style:display-name="Tableau_Fonctionnalités.A" style:family="table-column">
      <style:table-column-properties style:column-width="5.667cm" style:rel-column-width="21845*"/>
    </style:style>
    <style:style style:name="Tableau_5f_Fonctionnalités.A1" style:display-name="Tableau_Fonctionnalités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_5f_Fonctionnalités.C1" style:display-name="Tableau_Fonctionnalités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_5f_Fonctionnalités.A2" style:display-name="Tableau_Fonctionnalités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_5f_Fonctionnalités.C2" style:display-name="Tableau_Fonctionnalités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_5f_Fonctionnalités.6" style:display-name="Tableau_Fonctionnalités.6" style:family="table-row">
      <style:table-row-properties fo:keep-together="auto"/>
    </style:style>
    <style:style style:name="Tableau_5f_Processeur" style:display-name="Tableau_Processeur" style:family="table">
      <style:table-properties style:width="17cm" table:align="margins"/>
    </style:style>
    <style:style style:name="Tableau_5f_Processeur.A" style:display-name="Tableau_Processeur.A" style:family="table-column">
      <style:table-column-properties style:column-width="5.667cm" style:rel-column-width="21845*"/>
    </style:style>
    <style:style style:name="Tableau_5f_Processeur.A1" style:display-name="Tableau_Processeu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_5f_Processeur.C1" style:display-name="Tableau_Processeur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_5f_Processeur.A2" style:display-name="Tableau_Processeu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_5f_Processeur.C2" style:display-name="Tableau_Processeur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Benchmarks" style:family="table">
      <style:table-properties style:width="17cm" table:align="margins" style:may-break-between-rows="true" table:border-model="collapsing"/>
    </style:style>
    <style:style style:name="Benchmarks.A" style:family="table-column">
      <style:table-column-properties style:column-width="5.667cm" style:rel-column-width="21845*"/>
    </style:style>
    <style:style style:name="Benchmarks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Benchmarks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Benchmarks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Benchmarks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Benchmarks.4" style:family="table-row">
      <style:table-row-properties fo:keep-together="auto"/>
    </style:style>
    <style:style style:name="Tableau3" style:family="table">
      <style:table-properties style:width="17cm" table:align="margins" style:may-break-between-rows="true" table:border-model="collapsing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keep-together="auto"/>
    </style:style>
    <style:style style:name="P1" style:family="paragraph" style:parent-style-name="Standard">
      <style:text-properties fo:font-weight="bold" officeooo:rsid="0000e5c6" officeooo:paragraph-rsid="0000e5c6" style:font-weight-asian="bold" style:font-weight-complex="bold"/>
    </style:style>
    <style:style style:name="P2" style:family="paragraph" style:parent-style-name="Standard">
      <style:text-properties fo:font-weight="bold" officeooo:rsid="001c2f4b" officeooo:paragraph-rsid="001d219e" style:font-weight-asian="bold" style:font-weight-complex="bold"/>
    </style:style>
    <style:style style:name="P3" style:family="paragraph" style:parent-style-name="Text_20_body">
      <style:text-properties fo:font-weight="bold" officeooo:rsid="003d378c" officeooo:paragraph-rsid="003d378c" style:font-weight-asian="bold" style:font-weight-complex="bold"/>
    </style:style>
    <style:style style:name="P4" style:family="paragraph" style:parent-style-name="Text_20_body">
      <style:text-properties fo:font-weight="bold" officeooo:rsid="00423b07" officeooo:paragraph-rsid="00423b07" style:font-weight-asian="bold" style:font-weight-complex="bold"/>
    </style:style>
    <style:style style:name="P5" style:family="paragraph" style:parent-style-name="Text_20_body">
      <style:paragraph-properties fo:break-before="page"/>
      <style:text-properties fo:font-weight="bold" officeooo:rsid="00251f93" officeooo:paragraph-rsid="0027753f" style:font-weight-asian="bold" style:font-weight-complex="bold"/>
    </style:style>
    <style:style style:name="P6" style:family="paragraph" style:parent-style-name="Standard">
      <style:text-properties fo:font-size="16pt" fo:font-weight="bold" officeooo:rsid="001c2f4b" officeooo:paragraph-rsid="001d219e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753f" officeooo:paragraph-rsid="002b20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753f" officeooo:paragraph-rsid="00277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753f" officeooo:paragraph-rsid="003d37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4a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0f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05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52ae" officeooo:paragraph-rsid="002952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485d" officeooo:paragraph-rsid="002a48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201e" officeooo:paragraph-rsid="002b20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ad3" officeooo:paragraph-rsid="00447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fd1b" officeooo:paragraph-rsid="002dfd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4a93" officeooo:paragraph-rsid="002f4a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4a93" officeooo:paragraph-rsid="0030f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1d9b" officeooo:paragraph-rsid="00311d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9c5b" officeooo:paragraph-rsid="00319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05dc" officeooo:paragraph-rsid="003305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1784" officeooo:paragraph-rsid="003517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9eaa" officeooo:paragraph-rsid="00399e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49f0" officeooo:paragraph-rsid="003a49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fb27" officeooo:paragraph-rsid="0030f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2833" officeooo:paragraph-rsid="00277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2833" officeooo:paragraph-rsid="002f4a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2833" officeooo:paragraph-rsid="0030f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2833" officeooo:paragraph-rsid="003305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74b2" officeooo:paragraph-rsid="00447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0013" officeooo:paragraph-rsid="004700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5fb9" officeooo:paragraph-rsid="00485f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Heading">
      <style:paragraph-properties fo:text-align="center" style:justify-single-word="false"/>
      <style:text-properties officeooo:paragraph-rsid="0027753f"/>
    </style:style>
    <style:style style:name="P36" style:family="paragraph" style:parent-style-name="Table_20_Contents">
      <style:paragraph-properties fo:text-align="center" style:justify-single-word="false"/>
      <style:text-properties officeooo:paragraph-rsid="0048ab3b"/>
    </style:style>
    <style:style style:name="P37" style:family="paragraph" style:parent-style-name="Text_20_body">
      <style:text-properties officeooo:rsid="00232833"/>
    </style:style>
    <style:style style:name="P38" style:family="paragraph" style:parent-style-name="Text_20_body">
      <style:text-properties officeooo:paragraph-rsid="00242104"/>
    </style:style>
    <style:style style:name="P39" style:family="paragraph" style:parent-style-name="Text_20_body">
      <style:text-properties officeooo:paragraph-rsid="002dfd1b"/>
    </style:style>
    <style:style style:name="P40" style:family="paragraph" style:parent-style-name="Text_20_body">
      <style:text-properties officeooo:rsid="002f4a93" officeooo:paragraph-rsid="002f4a93"/>
    </style:style>
    <style:style style:name="P41" style:family="paragraph" style:parent-style-name="Text_20_body">
      <style:text-properties officeooo:rsid="002f4a93" officeooo:paragraph-rsid="0030fb27"/>
    </style:style>
    <style:style style:name="P42" style:family="paragraph" style:parent-style-name="Text_20_body">
      <style:text-properties officeooo:paragraph-rsid="002f4a93"/>
    </style:style>
    <style:style style:name="P43" style:family="paragraph" style:parent-style-name="Text_20_body">
      <style:text-properties officeooo:paragraph-rsid="0030fb27"/>
    </style:style>
    <style:style style:name="P44" style:family="paragraph" style:parent-style-name="Text_20_body">
      <style:text-properties fo:font-weight="normal" officeooo:rsid="00319c5b" officeooo:paragraph-rsid="00319c5b" style:font-weight-asian="normal" style:font-weight-complex="normal"/>
    </style:style>
    <style:style style:name="P45" style:family="paragraph" style:parent-style-name="Text_20_body">
      <style:text-properties officeooo:paragraph-rsid="00319c5b"/>
    </style:style>
    <style:style style:name="P46" style:family="paragraph" style:parent-style-name="Text_20_body">
      <style:text-properties officeooo:rsid="00319c5b" officeooo:paragraph-rsid="00319c5b"/>
    </style:style>
    <style:style style:name="P47" style:family="paragraph" style:parent-style-name="Text_20_body">
      <style:paragraph-properties fo:break-before="page"/>
      <style:text-properties officeooo:rsid="00319c5b" officeooo:paragraph-rsid="004544aa"/>
    </style:style>
    <style:style style:name="P48" style:family="paragraph" style:parent-style-name="Text_20_body">
      <style:text-properties officeooo:rsid="003276d5" officeooo:paragraph-rsid="003276d5"/>
    </style:style>
    <style:style style:name="P49" style:family="paragraph" style:parent-style-name="Text_20_body">
      <style:text-properties officeooo:rsid="003276d5" officeooo:paragraph-rsid="003305dc"/>
    </style:style>
    <style:style style:name="P50" style:family="paragraph" style:parent-style-name="Text_20_body">
      <style:text-properties officeooo:rsid="003276d5" officeooo:paragraph-rsid="003a49f0"/>
    </style:style>
    <style:style style:name="P51" style:family="paragraph" style:parent-style-name="Text_20_body">
      <style:text-properties officeooo:rsid="003305dc" officeooo:paragraph-rsid="003305dc"/>
    </style:style>
    <style:style style:name="P52" style:family="paragraph" style:parent-style-name="Text_20_body">
      <style:text-properties officeooo:rsid="003305dc" officeooo:paragraph-rsid="003a49f0"/>
    </style:style>
    <style:style style:name="P53" style:family="paragraph" style:parent-style-name="Text_20_body">
      <style:text-properties officeooo:paragraph-rsid="003b68aa"/>
    </style:style>
    <style:style style:name="P54" style:family="paragraph" style:parent-style-name="Text_20_body">
      <style:text-properties officeooo:paragraph-rsid="00232833"/>
    </style:style>
    <style:style style:name="P55" style:family="paragraph" style:parent-style-name="Text_20_body">
      <style:text-properties officeooo:rsid="002b201e" officeooo:paragraph-rsid="002b201e"/>
    </style:style>
    <style:style style:name="P56" style:family="paragraph" style:parent-style-name="Text_20_body">
      <style:paragraph-properties fo:break-before="page"/>
      <style:text-properties officeooo:rsid="002b201e" officeooo:paragraph-rsid="002b201e"/>
    </style:style>
    <style:style style:name="P57" style:family="paragraph" style:parent-style-name="Text_20_body">
      <style:text-properties officeooo:paragraph-rsid="003ddda7"/>
    </style:style>
    <style:style style:name="P58" style:family="paragraph" style:parent-style-name="Text_20_body">
      <style:text-properties officeooo:paragraph-rsid="003e9313"/>
    </style:style>
    <style:style style:name="P59" style:family="paragraph" style:parent-style-name="Text_20_body">
      <style:text-properties style:font-name="Liberation Serif1" officeooo:rsid="003d378c" officeooo:paragraph-rsid="003d378c" style:font-name-asian="Liberation Serif1" style:font-name-complex="Liberation Serif1"/>
    </style:style>
    <style:style style:name="P60" style:family="paragraph" style:parent-style-name="Text_20_body">
      <style:text-properties officeooo:rsid="003e9313" officeooo:paragraph-rsid="003e9313"/>
    </style:style>
    <style:style style:name="P61" style:family="paragraph" style:parent-style-name="Text_20_body">
      <style:text-properties officeooo:rsid="003fe140" officeooo:paragraph-rsid="003fe140"/>
    </style:style>
    <style:style style:name="P62" style:family="paragraph" style:parent-style-name="Heading_20_1">
      <style:paragraph-properties fo:text-align="center" style:justify-single-word="false"/>
    </style:style>
    <style:style style:name="P63" style:family="paragraph" style:parent-style-name="Heading_20_1">
      <style:paragraph-properties fo:text-align="center" style:justify-single-word="false"/>
      <style:text-properties officeooo:paragraph-rsid="0049de1d"/>
    </style:style>
    <style:style style:name="P64" style:family="paragraph" style:parent-style-name="Heading_20_1">
      <style:paragraph-properties fo:text-align="center" style:justify-single-word="false"/>
      <style:text-properties fo:font-variant="normal" fo:text-transform="none" fo:color="#333333" loext:opacity="100%" style:text-outline="false" style:text-line-through-style="none" style:text-line-through-type="none" style:font-name="Roboto" fo:font-size="12pt" fo:letter-spacing="normal" fo:font-style="normal" fo:text-shadow="none" style:text-underline-style="none" fo:font-weight="normal" officeooo:rsid="002caa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0013" officeooo:paragraph-rsid="004700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de1d" officeooo:paragraph-rsid="0049de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9431" officeooo:paragraph-rsid="004b94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font-variant="normal" fo:text-transform="none" fo:color="#333333" loext:opacity="100%" style:text-outline="false" style:text-line-through-style="none" style:text-line-through-type="none" style:font-name="Roboto" fo:font-size="12pt" fo:letter-spacing="normal" fo:font-style="normal" fo:text-shadow="none" style:text-underline-style="none" fo:font-weight="normal" officeooo:rsid="002caad3" officeooo:paragraph-rsid="002caa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font-variant="normal" fo:text-transform="none" fo:color="#333333" loext:opacity="100%" style:text-outline="false" style:text-line-through-style="none" style:text-line-through-type="none" style:font-name="Roboto" fo:font-size="12pt" fo:letter-spacing="normal" fo:font-style="normal" fo:text-shadow="none" style:text-underline-style="none" fo:font-weight="normal" officeooo:rsid="002caa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font-variant="normal" fo:text-transform="none" fo:color="#333333" loext:opacity="100%" style:text-outline="false" style:text-line-through-style="none" style:text-line-through-type="none" style:font-name="Roboto" fo:font-size="12pt" fo:letter-spacing="normal" fo:font-style="normal" fo:text-shadow="none" style:text-underline-style="none" fo:font-weight="normal" officeooo:rsid="002caad3" officeooo:paragraph-rsid="00485f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font-variant="normal" fo:text-transform="none" fo:color="#333333" loext:opacity="100%" style:text-outline="false" style:text-line-through-style="none" style:text-line-through-type="none" style:font-name="Roboto" fo:font-size="12pt" fo:letter-spacing="normal" fo:font-style="normal" fo:text-shadow="none" style:text-underline-style="none" fo:font-weight="normal" officeooo:rsid="002caad3" officeooo:paragraph-rsid="0048ab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font-variant="normal" fo:text-transform="none" fo:color="#333333" loext:opacity="100%" style:text-outline="false" style:text-line-through-style="none" style:text-line-through-type="none" style:font-name="Roboto" fo:font-size="12pt" fo:letter-spacing="normal" fo:font-style="normal" fo:text-shadow="none" style:text-underline-style="none" fo:font-weight="normal" officeooo:rsid="002caad3" officeooo:paragraph-rsid="002dfd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font-variant="normal" fo:text-transform="none" fo:color="#333333" loext:opacity="100%" style:text-outline="false" style:text-line-through-style="none" style:text-line-through-type="none" style:font-name="Roboto" fo:font-size="12pt" fo:letter-spacing="normal" fo:font-style="normal" fo:text-shadow="none" style:text-underline-style="none" fo:font-weight="normal" officeooo:rsid="002caad3" officeooo:paragraph-rsid="00365e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ext_20_body" style:list-style-name="L1">
      <style:text-properties officeooo:rsid="003fe140" officeooo:paragraph-rsid="003fe140"/>
    </style:style>
    <style:style style:name="P75" style:family="paragraph" style:parent-style-name="Text_20_body" style:list-style-name="L2">
      <style:text-properties officeooo:rsid="003fe140" officeooo:paragraph-rsid="003fe140"/>
    </style:style>
    <style:style style:name="P76" style:family="paragraph" style:parent-style-name="Text_20_body" style:list-style-name="L1">
      <style:text-properties officeooo:rsid="0041ed42" officeooo:paragraph-rsid="0041ed42"/>
    </style:style>
    <style:style style:name="P77" style:family="paragraph" style:parent-style-name="Text_20_body" style:list-style-name="L2">
      <style:text-properties officeooo:rsid="00405d28" officeooo:paragraph-rsid="00405d28"/>
    </style:style>
    <style:style style:name="P78" style:family="paragraph" style:parent-style-name="Text_20_body">
      <style:paragraph-properties fo:text-align="center" style:justify-single-word="false"/>
      <style:text-properties fo:font-variant="normal" fo:text-transform="none" fo:color="#333333" loext:opacity="100%" style:text-outline="false" style:text-line-through-style="none" style:text-line-through-type="none" style:font-name="Roboto" fo:font-size="12pt" fo:letter-spacing="normal" fo:font-style="normal" fo:text-shadow="none" style:text-underline-style="none" fo:font-weight="normal" officeooo:rsid="002caad3" officeooo:paragraph-rsid="0049de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ext_20_body">
      <style:text-properties officeooo:rsid="002f4a93" officeooo:paragraph-rsid="002f4a93"/>
    </style:style>
    <style:style style:name="T1" style:family="text">
      <style:text-properties officeooo:rsid="00060b84"/>
    </style:style>
    <style:style style:name="T2" style:family="text">
      <style:text-properties officeooo:rsid="0006f618"/>
    </style:style>
    <style:style style:name="T3" style:family="text">
      <style:text-properties fo:font-weight="bold" officeooo:rsid="00251f93" style:font-weight-asian="bold" style:font-weight-complex="bold"/>
    </style:style>
    <style:style style:name="T4" style:family="text">
      <style:text-properties fo:font-weight="bold" officeooo:rsid="0026242c" style:font-weight-asian="bold" style:font-weight-complex="bold"/>
    </style:style>
    <style:style style:name="T5" style:family="text">
      <style:text-properties fo:font-weight="bold" officeooo:rsid="002dfd1b" style:font-weight-asian="bold" style:font-weight-complex="bold"/>
    </style:style>
    <style:style style:name="T6" style:family="text">
      <style:text-properties fo:font-weight="bold" officeooo:rsid="00242104" style:font-weight-asian="bold" style:font-weight-complex="bold"/>
    </style:style>
    <style:style style:name="T7" style:family="text">
      <style:text-properties fo:font-weight="bold" officeooo:rsid="002f4a93" style:font-weight-asian="bold" style:font-weight-complex="bold"/>
    </style:style>
    <style:style style:name="T8" style:family="text">
      <style:text-properties fo:font-weight="bold" officeooo:rsid="003ddda7" style:font-weight-asian="bold" style:font-weight-complex="bold"/>
    </style:style>
    <style:style style:name="T9" style:family="text">
      <style:text-properties officeooo:rsid="00222a87"/>
    </style:style>
    <style:style style:name="T10" style:family="text">
      <style:text-properties officeooo:rsid="00242104"/>
    </style:style>
    <style:style style:name="T11" style:family="text">
      <style:text-properties officeooo:rsid="00251f93"/>
    </style:style>
    <style:style style:name="T12" style:family="text">
      <style:text-properties officeooo:rsid="00259ba9"/>
    </style:style>
    <style:style style:name="T13" style:family="text">
      <style:text-properties officeooo:rsid="0026242c"/>
    </style:style>
    <style:style style:name="T14" style:family="text">
      <style:text-properties officeooo:rsid="0027753f"/>
    </style:style>
    <style:style style:name="T15" style:family="text">
      <style:text-properties officeooo:rsid="002952ae"/>
    </style:style>
    <style:style style:name="T16" style:family="text">
      <style:text-properties officeooo:rsid="002a485d"/>
    </style:style>
    <style:style style:name="T17" style:family="text">
      <style:text-properties officeooo:rsid="002b201e"/>
    </style:style>
    <style:style style:name="T18" style:family="text">
      <style:text-properties officeooo:rsid="002dfd1b"/>
    </style:style>
    <style:style style:name="T19" style:family="text">
      <style:text-properties officeooo:rsid="002f4a93"/>
    </style:style>
    <style:style style:name="T20" style:family="text">
      <style:text-properties officeooo:rsid="0030fb27"/>
    </style:style>
    <style:style style:name="T21" style:family="text">
      <style:text-properties officeooo:rsid="00311d9b"/>
    </style:style>
    <style:style style:name="T22" style:family="text">
      <style:text-properties officeooo:rsid="003305dc"/>
    </style:style>
    <style:style style:name="T23" style:family="text">
      <style:text-properties officeooo:rsid="0035f416"/>
    </style:style>
    <style:style style:name="T24" style:family="text">
      <style:text-properties officeooo:rsid="00399eaa"/>
    </style:style>
    <style:style style:name="T25" style:family="text">
      <style:text-properties officeooo:rsid="003a49f0"/>
    </style:style>
    <style:style style:name="T26" style:family="text">
      <style:text-properties officeooo:rsid="003b68aa"/>
    </style:style>
    <style:style style:name="T27" style:family="text">
      <style:text-properties officeooo:rsid="003d378c"/>
    </style:style>
    <style:style style:name="T28" style:family="text">
      <style:text-properties officeooo:rsid="00232833"/>
    </style:style>
    <style:style style:name="T2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7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37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b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officeooo:rsid="003ddda7"/>
    </style:style>
    <style:style style:name="T33" style:family="text">
      <style:text-properties fo:font-weight="normal" officeooo:rsid="003ddda7" style:font-weight-asian="normal" style:font-weight-complex="normal"/>
    </style:style>
    <style:style style:name="T34" style:family="text">
      <style:text-properties officeooo:rsid="003e9313"/>
    </style:style>
    <style:style style:name="T35" style:family="text">
      <style:text-properties officeooo:rsid="003fe140"/>
    </style:style>
    <style:style style:name="T36" style:family="text">
      <style:text-properties officeooo:rsid="004a5ae2"/>
    </style:style>
    <style:style style:name="T37" style:family="text">
      <style:text-properties officeooo:rsid="00470013"/>
    </style:style>
    <style:style style:name="T38" style:family="text">
      <style:text-properties fo:font-variant="normal" fo:text-transform="none" fo:color="#333333" loext:opacity="100%" style:font-name="Roboto" fo:letter-spacing="normal" fo:font-style="normal" fo:font-weight="normal"/>
    </style:style>
    <style:style style:name="T39" style:family="text">
      <style:text-properties fo:font-variant="normal" fo:text-transform="none" fo:color="#333333" loext:opacity="100%" style:font-name="Roboto" fo:letter-spacing="normal" officeooo:rsid="002caad3" style:text-blinking="false" fo:background-color="#ffffff" loext:char-shading-value="0" loext:padding="0cm" loext:border="none"/>
    </style:style>
    <style:style style:name="T40" style:family="text">
      <style:text-properties fo:font-variant="normal" fo:text-transform="none" fo:color="#333333" loext:opacity="100%" style:font-name="Roboto" fo:letter-spacing="normal" officeooo:rsid="002caad3"/>
    </style:style>
    <style:style style:name="T41" style:family="text">
      <style:text-properties fo:font-variant="normal" fo:text-transform="none" fo:color="#333333" loext:opacity="100%" style:font-name="sans-serif" fo:font-size="8.39999961853027pt" fo:letter-spacing="normal"/>
    </style:style>
    <style:style style:name="T42" style:family="text">
      <style:text-properties fo:font-variant="normal" fo:text-transform="none" fo:color="#333333" loext:opacity="100%" style:text-outline="false" style:text-line-through-style="none" style:text-line-through-type="none" style:font-name="Roboto" fo:font-size="12pt" fo:letter-spacing="normal" fo:font-style="normal" fo:text-shadow="none" style:text-underline-style="none" fo:font-weight="normal" officeooo:rsid="002caa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font-variant="normal" fo:text-transform="none" fo:color="#333333" loext:opacity="100%" style:text-outline="false" style:text-line-through-style="none" style:text-line-through-type="none" style:font-name="Roboto" fo:font-size="12pt" fo:letter-spacing="normal" fo:font-style="normal" fo:text-shadow="none" style:text-underline-style="none" fo:font-weight="normal" officeooo:rsid="002caad3" style:text-blinking="fals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font-variant="normal" fo:text-transform="none" fo:color="#333333" loext:opacity="100%" style:text-outline="false" style:text-line-through-style="none" style:text-line-through-type="none" style:font-name="Roboto" fo:font-size="12pt" fo:letter-spacing="normal" fo:font-style="normal" fo:text-shadow="none" style:text-underline-style="none" fo:font-weight="normal" officeooo:rsid="002caad3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45" style:family="text">
      <style:text-properties fo:font-variant="normal" fo:text-transform="none" fo:letter-spacing="normal" officeooo:rsid="00470013"/>
    </style:style>
    <style:style style:name="T46" style:family="text">
      <style:text-properties fo:font-variant="normal" fo:text-transform="none" fo:color="#505050" loext:opacity="100%" style:font-name="Montserrat" fo:font-size="7.80000019073486pt" fo:letter-spacing="normal"/>
    </style:style>
    <style:style style:name="T47" style:family="text">
      <style:text-properties fo:font-variant="normal" fo:text-transform="none" fo:color="#505050" loext:opacity="100%" style:font-name="Montserrat" fo:font-size="7.80000019073486pt" fo:letter-spacing="normal" style:text-blinking="false" fo:background-color="#ffffff" loext:char-shading-value="0" loext:padding="0cm" loext:border="none"/>
    </style:style>
    <style:style style:name="T48" style:family="text">
      <style:text-properties fo:font-variant="normal" fo:text-transform="none" fo:color="#505050" loext:opacity="100%" style:text-line-through-style="none" style:text-line-through-type="none" style:font-name="Montserrat" fo:font-size="7.80000019073486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49" style:family="text">
      <style:text-properties fo:font-variant="normal" fo:text-transform="none" fo:color="#222222" loext:opacity="100%" style:font-name="Myriad W08 Regular" fo:font-size="9pt" fo:letter-spacing="normal"/>
    </style:style>
    <style:style style:name="T50" style:family="text">
      <style:text-properties officeooo:rsid="0048f0bb"/>
    </style:style>
    <style:style style:name="T51" style:family="text">
      <style:text-properties fo:color="#505050" loext:opacity="100%" style:font-name="Montserrat" fo:font-size="7.80000019073486pt"/>
    </style:style>
    <style:style style:name="T52" style:family="text">
      <style:text-properties style:text-blinking="false"/>
    </style:style>
    <style:style style:name="T53" style:family="text">
      <style:text-properties style:text-blinking="false" fo:background-color="#ffffff" loext:char-shading-value="0" loext:padding="0cm" loext:border="none"/>
    </style:style>
    <style:style style:name="T54" style:family="text">
      <style:text-properties fo:text-transform="uppercase" fo:color="#333333" loext:opacity="100%" style:text-line-through-style="none" style:text-line-through-type="none" style:font-name="Roboto" fo:letter-spacing="normal" fo:font-style="normal" style:text-underline-style="none" fo:font-weight="bold" style:text-blinking="false"/>
    </style:style>
    <style:style style:name="T55" style:family="text">
      <style:text-properties officeooo:rsid="004a0f6c"/>
    </style:style>
    <style:style style:name="T56" style:family="text">
      <style:text-properties officeooo:rsid="004b9431"/>
    </style:style>
    <style:style style:name="T57" style:family="text">
      <style:text-properties officeooo:rsid="004c786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2" text:outline-level="1">R1.03 Introduction à l'architecture des ordinateur<text:span text:style-name="T1">s</text:span></text:h>
      <text:h text:style-name="P62" text:outline-level="1">TP <text:span text:style-name="T9">2</text:span> - <text:span text:style-name="T9">Composants de l'ordinateur</text:span><text:span text:style-name="T2"> - 3h</text:span></text:h>
      <text:p text:style-name="P1"/>
      <text:p text:style-name="P2">Ce document complété est à déposer sur Moodle à l'issue des 3h qui lui sont allouées.</text:p>
      <text:p text:style-name="P2"/>
      <text:p text:style-name="P6">Nom Prénom étudiant : <text:span text:style-name="T37">BRUCHE Louis</text:span></text:p>
      <text:p text:style-name="P6"/>
      <text:p text:style-name="P3">Première partie :</text:p>
      <text:p text:style-name="P37">Le but de ce<text:span text:style-name="T27">tte partie</text:span> est de vous faire analyser les composants de 2 ordinateurs mais aussi de tenter de les comparer. Pour cela, nous allons nous intéresser à 2 configurations très différentes mais qui pourtant, semblent fournir quasiment les mêmes fonctionnalités.</text:p>
      <text:p text:style-name="P54"><text:span text:style-name="T28">Le 1er ordinateur sera votre </text:span><text:span text:style-name="T27">ordinateur</text:span><text:span text:style-name="T28"> portable.<text:line-break/>Le 2e ordinateur sera le Raspberry Pi 4 model B 8Go.</text:span></text:p>
      <text:p text:style-name="P38"><text:span text:style-name="T10">Vous allez dans un premier temps compléter le tableau des </text:span><text:span text:style-name="T15">caractéristiques</text:span><text:span text:style-name="T10"> </text:span><text:span text:style-name="T16">simplifiées </text:span><text:span text:style-name="T10">ci-dessous pour</text:span><text:span text:style-name="T11"> les 2 ordinateurs afin de</text:span><text:span text:style-name="T10"> vous convaincre que celles-ci sont </text:span><text:span text:style-name="T15">apparemment </text:span><text:span text:style-name="T10">assez proches</text:span><text:span text:style-name="T14">, sauf le prix ...</text:span></text:p>
      <table:table table:name="Tableau_Fonctionnalités" table:style-name="Tableau_5f_Fonctionnalités" table:template-name="Style par défaut">
        <table:table-column table:style-name="Tableau_5f_Fonctionnalités.A" table:number-columns-repeated="3"/>
        <table:table-row table:style-name="TableLine2125321294080">
          <table:table-cell table:style-name="Tableau_5f_Fonctionnalités.A1" office:value-type="string">
            <text:p text:style-name="P8"/>
          </table:table-cell>
          <table:table-cell table:style-name="Tableau_5f_Fonctionnalités.A1" office:value-type="string">
            <text:p text:style-name="P35"><text:span text:style-name="T29">Mon </text:span><text:span text:style-name="T30">ordinateur</text:span><text:span text:style-name="T29"> portable</text:span></text:p>
          </table:table-cell>
          <table:table-cell table:style-name="Tableau_5f_Fonctionnalités.C1" office:value-type="string">
            <text:p text:style-name="P28">Raspberry Pi 4 model B 8<text:span text:style-name="T14">Go</text:span></text:p>
          </table:table-cell>
        </table:table-row>
        <table:table-row table:style-name="TableLine2125321280208">
          <table:table-cell table:style-name="Tableau_5f_Fonctionnalités.A2" office:value-type="string">
            <text:p text:style-name="P14"><text:span text:style-name="T17">N</text:span>ombre de cœurs du processeur</text:p>
          </table:table-cell>
          <table:table-cell table:style-name="Tableau_5f_Fonctionnalités.A2" office:value-type="string">
            <text:p text:style-name="P33">8</text:p>
          </table:table-cell>
          <table:table-cell table:style-name="Tableau_5f_Fonctionnalités.C2" office:value-type="string">
            <text:p text:style-name="P34">4</text:p>
          </table:table-cell>
        </table:table-row>
        <table:table-row table:style-name="TableLine2125321289456">
          <table:table-cell table:style-name="Tableau_5f_Fonctionnalités.A2" office:value-type="string">
            <text:p text:style-name="P15"><text:span text:style-name="T17">C</text:span>apacité mémoire</text:p>
          </table:table-cell>
          <table:table-cell table:style-name="Tableau_5f_Fonctionnalités.A2" office:value-type="string">
            <text:p text:style-name="P66">16 DDR4</text:p>
          </table:table-cell>
          <table:table-cell table:style-name="Tableau_5f_Fonctionnalités.C2" office:value-type="string">
            <text:p text:style-name="P66">1 – 2 – 4 - 8</text:p>
          </table:table-cell>
        </table:table-row>
        <table:table-row table:style-name="TableLine2125321285648">
          <table:table-cell table:style-name="Tableau_5f_Fonctionnalités.A2" office:value-type="string">
            <text:p text:style-name="P15"><text:span text:style-name="T17">N</text:span>b USB 2.0 / USB 3.0</text:p>
          </table:table-cell>
          <table:table-cell table:style-name="Tableau_5f_Fonctionnalités.A2" office:value-type="string">
            <text:p text:style-name="P16">/</text:p>
          </table:table-cell>
          <table:table-cell table:style-name="Tableau_5f_Fonctionnalités.C2" office:value-type="string">
            <text:p text:style-name="P16">/</text:p>
          </table:table-cell>
        </table:table-row>
        <table:table-row table:style-name="TableLine2125321287008">
          <table:table-cell table:style-name="Tableau_5f_Fonctionnalités.A2" office:value-type="string">
            <text:p text:style-name="P15">Connexion Ethernet <text:span text:style-name="T17">?</text:span></text:p>
          </table:table-cell>
          <table:table-cell table:style-name="Tableau_5f_Fonctionnalités.A2" office:value-type="string">
            <text:p text:style-name="P33">Oui</text:p>
          </table:table-cell>
          <table:table-cell table:style-name="Tableau_5f_Fonctionnalités.C2" office:value-type="string">
            <text:p text:style-name="P66">Oui</text:p>
          </table:table-cell>
        </table:table-row>
        <table:table-row table:style-name="Tableau_5f_Fonctionnalités.6">
          <table:table-cell table:style-name="Tableau_5f_Fonctionnalités.A2" office:value-type="string">
            <text:p text:style-name="P16">Wi-fi ?</text:p>
          </table:table-cell>
          <table:table-cell table:style-name="Tableau_5f_Fonctionnalités.A2" office:value-type="string">
            <text:p text:style-name="P33">Oui</text:p>
          </table:table-cell>
          <table:table-cell table:style-name="Tableau_5f_Fonctionnalités.C2" office:value-type="string">
            <text:p text:style-name="P34">Oui</text:p>
          </table:table-cell>
        </table:table-row>
        <table:table-row table:style-name="Tableau_5f_Fonctionnalités.6">
          <table:table-cell table:style-name="Tableau_5f_Fonctionnalités.A2" office:value-type="string">
            <text:p text:style-name="P16">Bluetooth ?</text:p>
          </table:table-cell>
          <table:table-cell table:style-name="Tableau_5f_Fonctionnalités.A2" office:value-type="string">
            <text:p text:style-name="P33">Oui</text:p>
          </table:table-cell>
          <table:table-cell table:style-name="Tableau_5f_Fonctionnalités.C2" office:value-type="string">
            <text:p text:style-name="P34">Oui</text:p>
          </table:table-cell>
        </table:table-row>
        <table:table-row table:style-name="Tableau_5f_Fonctionnalités.6">
          <table:table-cell table:style-name="Tableau_5f_Fonctionnalités.A2" office:value-type="string">
            <text:p text:style-name="P16">Nb sortie vidéo/connecteurs</text:p>
          </table:table-cell>
          <table:table-cell table:style-name="Tableau_5f_Fonctionnalités.A2" office:value-type="string">
            <text:p text:style-name="P33">1</text:p>
          </table:table-cell>
          <table:table-cell table:style-name="Tableau_5f_Fonctionnalités.C2" office:value-type="string">
            <text:p text:style-name="P34">2</text:p>
          </table:table-cell>
        </table:table-row>
        <table:table-row table:style-name="Tableau_5f_Fonctionnalités.6">
          <table:table-cell table:style-name="Tableau_5f_Fonctionnalités.A2" office:value-type="string">
            <text:p text:style-name="P16">Résolution vidéo max</text:p>
          </table:table-cell>
          <table:table-cell table:style-name="Tableau_5f_Fonctionnalités.A2" office:value-type="string">
            <text:p text:style-name="P33">1920x1080</text:p>
          </table:table-cell>
          <table:table-cell table:style-name="Tableau_5f_Fonctionnalités.C2" office:value-type="string">
            <text:p text:style-name="P34">4k</text:p>
          </table:table-cell>
        </table:table-row>
        <table:table-row table:style-name="TableLine2125321295984">
          <table:table-cell table:style-name="Tableau_5f_Fonctionnalités.A2" office:value-type="string">
            <text:p text:style-name="P7">Prix<text:span text:style-name="T15"> (environ)</text:span></text:p>
          </table:table-cell>
          <table:table-cell table:style-name="Tableau_5f_Fonctionnalités.A2" office:value-type="string">
            <text:p text:style-name="P10"><text:span text:style-name="T45">3 246,45€</text:span><text:span text:style-name="T37"> </text:span></text:p>
            <text:p text:style-name="P10"><text:a xlink:type="simple" xlink:href="https://www.darty.com/nav/achat/informatique/ordinateur_portable-portable/portable/asus_g513qr_r7_16_12_3070_1.html" text:style-name="Internet_20_link" text:visited-style-name="Visited_20_Internet_20_Link">https://www.darty.com/nav/achat/informatique/ordinateur_portable-portable/portable/asus_g513qr_r7_16_12_3070_1.html</text:a></text:p>
            <text:p text:style-name="P33">(sinon vous me croirez pas)</text:p>
          </table:table-cell>
          <table:table-cell table:style-name="Tableau_5f_Fonctionnalités.C2" office:value-type="string">
            <text:p text:style-name="P34"><text:s text:c="2"/>~<text:span text:style-name="T50">100</text:span>€</text:p>
          </table:table-cell>
        </table:table-row>
      </table:table>
      <text:p text:style-name="P39"/>
      <text:p text:style-name="P39"><text:a xlink:type="simple" xlink:href="https://raspberry-pi.fr/" text:style-name="Internet_20_link" text:visited-style-name="Visited_20_Internet_20_Link">https://raspberry-pi.fr/</text:a></text:p>
      <text:p text:style-name="P39"><text:span text:style-name="T18">Vous allez maintenant rechercher plus en détails différentes caractéristiques. </text:span><text:span text:style-name="T10">Toutes les informations que vous récupérerez d'internet devront provenir de sites fiables (des sites des constructeurs des </text:span><text:soft-page-break/><text:span text:style-name="T10">ordinateurs et des composants concernés</text:span><text:span text:style-name="T19">,</text:span><text:span text:style-name="T12"> </text:span><text:span text:style-name="T19">ou</text:span><text:span text:style-name="T12"> du système d’exploitation</text:span><text:span text:style-name="T19">,</text:span><text:span text:style-name="T12"> ou de logiciels </text:span><text:span text:style-name="T13">analysant les composants</text:span><text:span text:style-name="T19">, ou de wikipedia</text:span><text:span text:style-name="T10">).</text:span></text:p>
      <text:p text:style-name="P45"><text:span text:style-name="T6">Vous devrez </text:span><text:span text:style-name="T3">impérativement </text:span><text:span text:style-name="T6">indiquer</text:span><text:span text:style-name="T4"> </text:span><text:span text:style-name="T5">sous les tableaux</text:span><text:span text:style-name="T7"> vos sources :</text:span><text:span text:style-name="T5"> </text:span><text:span text:style-name="T4">le</text:span><text:span text:style-name="T5">s</text:span><text:span text:style-name="T4"> logiciel</text:span><text:span text:style-name="T5">s</text:span><text:span text:style-name="T4"> utilisé</text:span><text:span text:style-name="T5">s</text:span><text:span text:style-name="T4"> ou</text:span><text:span text:style-name="T6"> le</text:span><text:span text:style-name="T5">s</text:span><text:span text:style-name="T6"> lien</text:span><text:span text:style-name="T5">s</text:span><text:span text:style-name="T6"> vers l</text:span><text:span text:style-name="T5">es</text:span><text:span text:style-name="T6"> page</text:span><text:span text:style-name="T5">s</text:span><text:span text:style-name="T6"> </text:span><text:span text:style-name="T4">web </text:span><text:span text:style-name="T6">contenant les informations pour tout ce que vous trouverez</text:span><text:span text:style-name="T3">.</text:span></text:p>
      <text:p text:style-name="P44">Certaines informations seront certainement difficiles à trouver et vous devrez probablement chercher dans des sites non francophones !</text:p>
      <text:p text:style-name="P55"/>
      <text:p text:style-name="P56">Complétez <text:span text:style-name="T19">c</text:span>e tableau des caractéristiques des processeurs :</text:p>
      <table:table table:name="Tableau_Processeur" table:style-name="Tableau_5f_Processeur" table:template-name="Style par défaut">
        <table:table-column table:style-name="Tableau_5f_Processeur.A" table:number-columns-repeated="3"/>
        <table:table-row table:style-name="TableLine2125321293536">
          <table:table-cell table:style-name="Tableau_5f_Processeur.A1" office:value-type="string">
            <text:p text:style-name="P18">Processeur</text:p>
          </table:table-cell>
          <table:table-cell table:style-name="Tableau_5f_Processeur.A1" office:value-type="string">
            <text:p text:style-name="P9">Mon <text:span text:style-name="T27">ordinateur</text:span> portable</text:p>
          </table:table-cell>
          <table:table-cell table:style-name="Tableau_5f_Processeur.C1" office:value-type="string">
            <text:p text:style-name="P28">Raspberry Pi 4 model B 8<text:span text:style-name="T14">Go</text:span></text:p>
          </table:table-cell>
        </table:table-row>
        <table:table-row table:style-name="TableLine2125321296256">
          <table:table-cell table:style-name="Tableau_5f_Processeur.A2" office:value-type="string">
            <text:p text:style-name="P68">Marque / modèle précis</text:p>
          </table:table-cell>
          <table:table-cell table:style-name="Tableau_5f_Processeur.A2" office:value-type="string">
            <text:h text:style-name="P63" text:outline-level="1"><text:a xlink:type="simple" xlink:href="https://www.rueducommerce.fr/marque/amd" text:style-name="Internet_20_link" text:visited-style-name="Visited_20_Internet_20_Link"><text:span text:style-name="T43">AMD </text:span></text:a><text:span text:style-name="T42">- Processeur Ryzen 7 5800X - 3,8/4,7 GHz</text:span></text:h>
            <text:p text:style-name="P78"/>
          </table:table-cell>
          <table:table-cell table:style-name="Tableau_5f_Processeur.C2" office:value-type="string">
            <text:h text:style-name="P64" text:outline-level="1"><text:bookmark text:name="firstHeading"/>ARM Cortex-A72</text:h>
            <text:p text:style-name="P69"><text:s/></text:p>
          </table:table-cell>
        </table:table-row>
        <table:table-row table:style-name="TableLine2125321290272">
          <table:table-cell table:style-name="Tableau_5f_Processeur.A2" office:value-type="string">
            <text:p text:style-name="P68">architecture (32bits/64bits)</text:p>
          </table:table-cell>
          <table:table-cell table:style-name="Tableau_5f_Processeur.A2" office:value-type="string">
            <text:p text:style-name="P70">64</text:p>
          </table:table-cell>
          <table:table-cell table:style-name="Tableau_5f_Processeur.C2" office:value-type="string">
            <text:p text:style-name="P71">64</text:p>
          </table:table-cell>
        </table:table-row>
        <table:table-row table:style-name="TableLine2125321292720">
          <table:table-cell table:style-name="Tableau_5f_Processeur.A2" office:value-type="string">
            <text:p text:style-name="P68">fréquence</text:p>
          </table:table-cell>
          <table:table-cell table:style-name="Tableau_5f_Processeur.A2" office:value-type="string">
            <text:p text:style-name="P10"><text:a xlink:type="simple" xlink:href="https://www.ldlc.com/informatique/pieces-informatique/processeur/c4300/+fi19-l3h4.html" office:target-frame-name="_blank" xlink:show="new" text:style-name="Internet_20_link" text:visited-style-name="Visited_20_Internet_20_Link"><text:span text:style-name="T39">3.8 GHz</text:span></text:a><text:span text:style-name="T40"> </text:span></text:p>
            <text:p text:style-name="P36"><text:span text:style-name="T42">turbo :</text:span><text:a xlink:type="simple" xlink:href="https://www.ldlc.com/informatique/pieces-informatique/processeur/c4300/+fi1176-l4h5.html" office:target-frame-name="_blank" xlink:show="new" text:style-name="Internet_20_link" text:visited-style-name="Visited_20_Internet_20_Link"><text:span text:style-name="T44">4.7 GHz</text:span></text:a><text:span text:style-name="T42"> </text:span></text:p>
          </table:table-cell>
          <table:table-cell table:style-name="Tableau_5f_Processeur.C2" office:value-type="string">
            <text:p text:style-name="P69">1.5GHz </text:p>
          </table:table-cell>
        </table:table-row>
        <table:table-row table:style-name="TableLine2125321283472">
          <table:table-cell table:style-name="Tableau_5f_Processeur.A2" office:value-type="string">
            <text:p text:style-name="P72">capacité de la mémoire cache</text:p>
          </table:table-cell>
          <table:table-cell table:style-name="Tableau_5f_Processeur.A2" office:value-type="string">
            <text:p text:style-name="P69">32768 Kb (Niveau 3) </text:p>
          </table:table-cell>
          <table:table-cell table:style-name="Tableau_5f_Processeur.C2" office:value-type="string">
            <text:p text:style-name="P73">512 Kio (Niveau 3)</text:p>
          </table:table-cell>
        </table:table-row>
      </table:table>
      <text:p text:style-name="P40">Sources :</text:p>
      <text:p text:style-name="P40"><text:a xlink:type="simple" xlink:href="https://www.kubii.fr/cartes-raspberry-pi/2955-raspberry-pi-4-modele-b-8gb-3272496301535.html" text:style-name="Internet_20_link" text:visited-style-name="Visited_20_Internet_20_Link">Raspberry Pi 4 modèle B - 8GB (kubii.fr)</text:a> </text:p>
      <text:p text:style-name="P40"><text:a xlink:type="simple" xlink:href="https://www.rueducommerce.fr/" text:style-name="Internet_20_link" text:visited-style-name="Visited_20_Internet_20_Link">Rue du Commerce | Le Pack Reprise : 80% du prix d'achat pendant 1 an</text:a> </text:p>
      <text:p text:style-name="P40"><text:a xlink:type="simple" xlink:href="https://rog.asus.com/fr/laptops/rog-strix/2021-rog-strix-g15-series/" text:style-name="Internet_20_link" text:visited-style-name="Visited_20_Internet_20_Link">2021 ROG Strix G15 G513 | Gaming Laptops｜ROG - Republic of Gamers｜ROG Global (asus.com)</text:a> </text:p>
      <text:p text:style-name="P40"><text:a xlink:type="simple" xlink:href="https://fr.wikipedia.org/wiki/Wikipédia:Accueil_principal" text:style-name="Internet_20_link" text:visited-style-name="Visited_20_Internet_20_Link">Wikipédia, l'encyclopédie libre (wikipedia.org)</text:a> </text:p>
      <text:p text:style-name="P42"><text:span text:style-name="T17">Complétez </text:span><text:span text:style-name="T19">c</text:span><text:span text:style-name="T17">e tableau des caractéristiques de</text:span><text:span text:style-name="T19"> la mémoire RAM</text:span><text:span text:style-name="T17"> :</text:span></text:p>
      <table:table table:name="Tableau1" table:style-name="Tableau1">
        <table:table-column table:style-name="Tableau1.A" table:number-columns-repeated="3"/>
        <table:table-row table:style-name="TableLine2125321286464">
          <table:table-cell table:style-name="Tableau1.A1" office:value-type="string">
            <text:p text:style-name="P19">RAM</text:p>
          </table:table-cell>
          <table:table-cell table:style-name="Tableau1.A1" office:value-type="string">
            <text:p text:style-name="P9">Mon <text:span text:style-name="T27">ordinateur</text:span> portable</text:p>
          </table:table-cell>
          <table:table-cell table:style-name="Tableau1.C1" office:value-type="string">
            <text:p text:style-name="P29">Raspberry Pi 4 model B 8<text:span text:style-name="T14">Go</text:span></text:p>
          </table:table-cell>
        </table:table-row>
        <table:table-row table:style-name="TableLine2125321288912">
          <table:table-cell table:style-name="Tableau1.A2" office:value-type="string">
            <text:p text:style-name="P19">Type de mémoire</text:p>
          </table:table-cell>
          <table:table-cell table:style-name="Tableau1.A2" office:value-type="string">
            <text:p text:style-name="P11"><text:span text:style-name="T49">SO-DIMM</text:span> <text:span text:style-name="T56">DDR4 </text:span><text:span text:style-name="T57">SDRAM</text:span></text:p>
          </table:table-cell>
          <table:table-cell table:style-name="Tableau1.C2" office:value-type="string">
            <text:p text:style-name="P67">LPDDR4</text:p>
          </table:table-cell>
        </table:table-row>
        <table:table-row table:style-name="TableLine2125321296800">
          <table:table-cell table:style-name="Tableau1.A2" office:value-type="string">
            <text:p text:style-name="P27">Débit en MT/s</text:p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11"/>
          </table:table-cell>
        </table:table-row>
        <table:table-row table:style-name="TableLine2125321279936">
          <table:table-cell table:style-name="Tableau1.A2" office:value-type="string">
            <text:p text:style-name="P20">Taux de transfer en Mo/s</text:p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11"/>
          </table:table-cell>
        </table:table-row>
      </table:table>
      <text:p text:style-name="P40">Sources :</text:p>
      <text:p text:style-name="P40"/>
      <text:p text:style-name="P40"/>
      <text:p text:style-name="P40"/>
      <text:p text:style-name="P43"><text:span text:style-name="T17">Complétez </text:span><text:span text:style-name="T19">c</text:span><text:span text:style-name="T17">e tableau des caractéristiques </text:span><text:span text:style-name="T21">de la partie graphique</text:span><text:span text:style-name="T17"> :</text:span></text:p>
      <table:table table:name="Tableau2" table:style-name="Tableau2">
        <table:table-column table:style-name="Tableau2.A" table:number-columns-repeated="3"/>
        <table:table-row table:style-name="TableLine2125321288096">
          <table:table-cell table:style-name="Tableau2.A1" office:value-type="string">
            <text:p text:style-name="P21">Carte/puce graphique</text:p>
          </table:table-cell>
          <table:table-cell table:style-name="Tableau2.A1" office:value-type="string">
            <text:p text:style-name="P9">Mon <text:span text:style-name="T27">ordinateur</text:span> portable</text:p>
          </table:table-cell>
          <table:table-cell table:style-name="Tableau2.C1" office:value-type="string">
            <text:p text:style-name="P30">Raspberry Pi 4 model B 8<text:span text:style-name="T14">Go</text:span></text:p>
          </table:table-cell>
        </table:table-row>
        <table:table-row table:style-name="TableLine2125321287824">
          <table:table-cell table:style-name="Tableau2.A2" office:value-type="string">
            <text:p text:style-name="P21">Marque et modèle </text:p>
          </table:table-cell>
          <table:table-cell table:style-name="Tableau2.A2" office:value-type="string">
            <text:p text:style-name="P12"/>
          </table:table-cell>
          <table:table-cell table:style-name="Tableau2.C2" office:value-type="string">
            <text:p text:style-name="P12"/>
          </table:table-cell>
        </table:table-row>
        <table:table-row table:style-name="TableLine2125321280480">
          <table:table-cell table:style-name="Tableau2.A2" office:value-type="string">
            <text:p text:style-name="P24">résolution max / images par sec.</text:p>
          </table:table-cell>
          <table:table-cell table:style-name="Tableau2.A2" office:value-type="string">
            <text:p text:style-name="P12"/>
          </table:table-cell>
          <table:table-cell table:style-name="Tableau2.C2" office:value-type="string">
            <text:p text:style-name="P12"/>
          </table:table-cell>
        </table:table-row>
        <table:table-row table:style-name="TableLine2125321281296">
          <table:table-cell table:style-name="Tableau2.A2" office:value-type="string">
            <text:p text:style-name="P17">architecture (32bits/64bits)</text:p>
          </table:table-cell>
          <table:table-cell table:style-name="Tableau2.A2" office:value-type="string">
            <text:p text:style-name="P12"/>
          </table:table-cell>
          <table:table-cell table:style-name="Tableau2.C2" office:value-type="string">
            <text:p text:style-name="P12"/>
          </table:table-cell>
        </table:table-row>
        <table:table-row table:style-name="TableLine2125321283744">
          <table:table-cell table:style-name="Tableau2.A2" office:value-type="string">
            <text:p text:style-name="P32">Fréquence</text:p>
          </table:table-cell>
          <table:table-cell table:style-name="Tableau2.A2" office:value-type="string">
            <text:p text:style-name="P12"/>
          </table:table-cell>
          <table:table-cell table:style-name="Tableau2.C2" office:value-type="string">
            <text:p text:style-name="P12"/>
          </table:table-cell>
        </table:table-row>
        <table:table-row table:style-name="TableLine2125321284016">
          <table:table-cell table:style-name="Tableau2.A2" office:value-type="string">
            <text:p text:style-name="P21"><text:span text:style-name="T20">c</text:span>ompatible 3D ?</text:p>
          </table:table-cell>
          <table:table-cell table:style-name="Tableau2.A2" office:value-type="string">
            <text:p text:style-name="P12"/>
          </table:table-cell>
          <table:table-cell table:style-name="Tableau2.C2" office:value-type="string">
            <text:p text:style-name="P12"/>
          </table:table-cell>
        </table:table-row>
      </table:table>
      <text:p text:style-name="P41">Sources :</text:p>
      <text:p text:style-name="P41"><text:soft-page-break/></text:p>
      <text:p text:style-name="P41"/>
      <text:p text:style-name="P41"/>
      <text:p text:style-name="P47"><text:span text:style-name="T36">C</text:span>herchez <text:span text:style-name="T36">maintenant </text:span>des tests de performances (benchmarks) qui ont été effectués sur le Raspberry Pi 4 model B.</text:p>
      <text:p text:style-name="P46">Retenez uniquement ceux qui peuvent être exécutés sur votre ordinateur (avec la même version du benchmark)<text:span text:style-name="T24">, notez-les dans le tableau ci-dessous,</text:span> et testez votre PC portable<text:span text:style-name="T24"> avec les mêmes benchmarks</text:span> pour le comparer aux résultats obtenus sur le Raspberry.</text:p>
      <table:table table:name="Benchmarks" table:style-name="Benchmarks" table:template-name="Style par défaut">
        <table:table-column table:style-name="Benchmarks.A" table:number-columns-repeated="3"/>
        <table:table-row table:style-name="TableLine2125321280752">
          <table:table-cell table:style-name="Benchmarks.A1" office:value-type="string">
            <text:p text:style-name="P22">Benchmarks</text:p>
          </table:table-cell>
          <table:table-cell table:style-name="Benchmarks.A1" office:value-type="string">
            <text:p text:style-name="P9">Mon <text:span text:style-name="T27">ordinateur</text:span> portable</text:p>
          </table:table-cell>
          <table:table-cell table:style-name="Benchmarks.C1" office:value-type="string">
            <text:p text:style-name="P30">Raspberry Pi 4 model B 8<text:span text:style-name="T14">Go</text:span></text:p>
          </table:table-cell>
        </table:table-row>
        <table:table-row table:style-name="TableLine2125321283200">
          <table:table-cell table:style-name="Benchmarks.A2" office:value-type="string">
            <text:p text:style-name="P10"/>
          </table:table-cell>
          <table:table-cell table:style-name="Benchmarks.A2" office:value-type="string">
            <text:p text:style-name="P10"/>
          </table:table-cell>
          <table:table-cell table:style-name="Benchmarks.C2" office:value-type="string">
            <text:p text:style-name="P10"/>
          </table:table-cell>
        </table:table-row>
        <table:table-row table:style-name="TableLine2125321292176">
          <table:table-cell table:style-name="Benchmarks.A2" office:value-type="string">
            <text:p text:style-name="P10"/>
          </table:table-cell>
          <table:table-cell table:style-name="Benchmarks.A2" office:value-type="string">
            <text:p text:style-name="P10"/>
          </table:table-cell>
          <table:table-cell table:style-name="Benchmarks.C2" office:value-type="string">
            <text:p text:style-name="P10"/>
          </table:table-cell>
        </table:table-row>
        <table:table-row table:style-name="Benchmarks.4">
          <table:table-cell table:style-name="Benchmarks.A2" office:value-type="string">
            <text:p text:style-name="P10"/>
          </table:table-cell>
          <table:table-cell table:style-name="Benchmarks.A2" office:value-type="string">
            <text:p text:style-name="P10"/>
          </table:table-cell>
          <table:table-cell table:style-name="Benchmarks.C2" office:value-type="string">
            <text:p text:style-name="P10"/>
          </table:table-cell>
        </table:table-row>
      </table:table>
      <text:p text:style-name="P51">Sources<text:span text:style-name="T27"> :</text:span></text:p>
      <text:p text:style-name="P48"/>
      <text:p text:style-name="P48"/>
      <text:p text:style-name="P48">L'une des différences flagrante<text:span text:style-name="T24">s</text:span> entre <text:span text:style-name="T24">c</text:span>es 2 ordinateurs est l'accès à une mémoire de masse<text:span text:style-name="T22">. Remplissez le tableau ci-dessous pour indiquer si oui ou non ces différents périphériques de stockage sont utilisable avec chaque ordinateur. Pour le Raspberry, si oui, expliquez comment ! (n'oubliez pas vos sources pour justifier votre réponse).</text:span></text:p>
      <text:p text:style-name="P49"/>
      <table:table table:name="Tableau3" table:style-name="Tableau3">
        <table:table-column table:style-name="Tableau3.A" table:number-columns-repeated="3"/>
        <table:table-row table:style-name="TableLine2125321286736">
          <table:table-cell table:style-name="Tableau3.A1" office:value-type="string">
            <text:p text:style-name="P23">Mémoires de masse</text:p>
          </table:table-cell>
          <table:table-cell table:style-name="Tableau3.A1" office:value-type="string">
            <text:p text:style-name="P9">Mon <text:span text:style-name="T27">ordinateur</text:span> portable</text:p>
          </table:table-cell>
          <table:table-cell table:style-name="Tableau3.C1" office:value-type="string">
            <text:p text:style-name="P31">Raspberry Pi 4 model B 8<text:span text:style-name="T14">Go</text:span></text:p>
          </table:table-cell>
        </table:table-row>
        <table:table-row table:style-name="TableLine2125321293808">
          <table:table-cell table:style-name="Tableau3.A2" office:value-type="string">
            <text:p text:style-name="P24">ssd format <text:span text:style-name="T23">SATA</text:span></text:p>
          </table:table-cell>
          <table:table-cell table:style-name="Tableau3.A2" office:value-type="string">
            <text:p text:style-name="P13"/>
          </table:table-cell>
          <table:table-cell table:style-name="Tableau3.C2" office:value-type="string">
            <text:p text:style-name="P13"/>
          </table:table-cell>
        </table:table-row>
        <table:table-row table:style-name="Tableau3.3">
          <table:table-cell table:style-name="Tableau3.A2" office:value-type="string">
            <text:p text:style-name="P24">ssd format M.2</text:p>
          </table:table-cell>
          <table:table-cell table:style-name="Tableau3.A2" office:value-type="string">
            <text:p text:style-name="P13"/>
          </table:table-cell>
          <table:table-cell table:style-name="Tableau3.C2" office:value-type="string">
            <text:p text:style-name="P13"/>
          </table:table-cell>
        </table:table-row>
        <table:table-row table:style-name="TableLine2125321297616">
          <table:table-cell table:style-name="Tableau3.A2" office:value-type="string">
            <text:p text:style-name="P25">Carte SD</text:p>
          </table:table-cell>
          <table:table-cell table:style-name="Tableau3.A2" office:value-type="string">
            <text:p text:style-name="P13"/>
          </table:table-cell>
          <table:table-cell table:style-name="Tableau3.C2" office:value-type="string">
            <text:p text:style-name="P13"/>
          </table:table-cell>
        </table:table-row>
        <table:table-row table:style-name="TableLine2125321302240">
          <table:table-cell table:style-name="Tableau3.A2" office:value-type="string">
            <text:p text:style-name="P26">disque dur</text:p>
          </table:table-cell>
          <table:table-cell table:style-name="Tableau3.A2" office:value-type="string">
            <text:p text:style-name="P13"/>
          </table:table-cell>
          <table:table-cell table:style-name="Tableau3.C2" office:value-type="string">
            <text:p text:style-name="P13"/>
          </table:table-cell>
        </table:table-row>
      </table:table>
      <text:p text:style-name="P52">Sources<text:span text:style-name="T27"> :</text:span></text:p>
      <text:p text:style-name="P52"/>
      <text:p text:style-name="P50"/>
      <text:p text:style-name="P46"/>
      <text:p text:style-name="P53"><text:span text:style-name="T26">Enfin, résumez ci-dessous en quelques phrases les différences que vous aurez trouvées entre ces 2 </text:span><text:span text:style-name="T27">ordinateurs</text:span><text:span text:style-name="T26"> en terme de fonctionnalités et de performances</text:span><text:span text:style-name="T27"> :</text:span></text:p>
      <text:p text:style-name="P59">→</text:p>
      <text:p text:style-name="P46"/>
      <text:p text:style-name="P5"/>
      <text:p text:style-name="P57"><text:line-break/><text:span text:style-name="T8">Deuxième partie : </text:span><text:span text:style-name="T33">uniquement a</text:span><text:span text:style-name="T32">près avoir</text:span><text:span text:style-name="T25"> terminé la première partie.</text:span></text:p>
      <text:p text:style-name="P58"><text:span text:style-name="T32">Durant les TPs de cette ressource, vous devriez normalement manipuler réellement les composants d'un ordinateur.</text:span><text:span text:style-name="T34"> Toutefois pour de multiples raisons cela n'est pas prévu.</text:span></text:p>
      <text:p text:style-name="P60">Tout comme lors du TP1, vous allez donc faire cela de manière virtuelle, mais cette fois de manière ludique en testant pendant quelques minutes le jeu PC Building Simulator :</text:p>
      <text:p text:style-name="P58"><text:span text:style-name="T34"><text:s/></text:span><text:a xlink:type="simple" xlink:href="https://www.epicgames.com/store/fr/p/pc-building-simulator" text:style-name="Internet_20_link" text:visited-style-name="Visited_20_Internet_20_Link"><text:span text:style-name="T34">https://www.epicgames.com/store/fr/p/pc-building-simulator</text:span></text:a><text:span text:style-name="T34"> (gratuit jusqu'au 14/10 - 17h)</text:span></text:p>
      <text:p text:style-name="P60">Placez-vous pendant quelques minutes dans la peau d'un assembleur/réparateur de PC afin de découvrir ce métier (de manière <text:span text:style-name="T35">très </text:span>simplifiée avouons-le).</text:p>
      <text:list xml:id="list4280946599" text:style-name="L1">
        <text:list-item>
          <text:p text:style-name="P74">Lancez le jeu et faite le tuto "Comment créer un PC"</text:p>
        </text:list-item>
        <text:list-item>
          <text:p text:style-name="P74">Lancez le mode carrière - nouvelle partie et tentez d'atteindre le niveau 2 et 1 000$ de solde sur le compte en banque de votre boutique !</text:p>
          <text:p text:style-name="P76">Pour cela vous aurez à désinfecter 2 PCs de leurs virus, enlever la poussière de 2 PCs, changer un ventilateur de microprocesseur, ajouter un disque dur, changer une carte graphique et passer de 2Go à 16Go de RAM pour un dernier PC.</text:p>
        </text:list-item>
      </text:list>
      <text:p text:style-name="P61">Astuces :</text:p>
      <text:list xml:id="list42808920" text:style-name="L2">
        <text:list-item>
          <text:p text:style-name="P75">Dans les paramètres (roue crantée en bas à gauche), modifier les associations de touche pour les déplacement avec clavier AZERTY</text:p>
        </text:list-item>
        <text:list-item>
          <text:p text:style-name="P75">Maintenir enfoncé le bouton gauche de la souris pour effectuer les actions sur le PC (brancher, débrancher, visser, dévisser, monter, démonter, souffler l'air, ...)</text:p>
        </text:list-item>
        <text:list-item>
          <text:p text:style-name="P75">Touche Echap ou bouton porte en haut à gauche pour quitter le mode réparation de PC</text:p>
        </text:list-item>
        <text:list-item>
          <text:p text:style-name="P75">Regardez "Stats PC" en bas des mails pour connaître la config et savoir quoi acheter</text:p>
        </text:list-item>
        <text:list-item>
          <text:p text:style-name="P75">Pendant une réparation, contrôler la zone "Etat du PC" en bas à droite pour savoir ce qu'il faut faire ensuite</text:p>
        </text:list-item>
        <text:list-item>
          <text:p text:style-name="P75">Pendant une réparation, cliquer sur Installer ou la touche I pour installer les pièces achetées mais aussi pour les câbles, utiliser la clé USB, la bombe d'air comprimé, ou remettre les pièces démontées (capots, ...)</text:p>
        </text:list-item>
        <text:list-item>
          <text:p text:style-name="P77">Après avoir fini une réparation, retournez voir le mail afin de récupérer le paiement</text:p>
        </text:list-item>
        <text:list-item>
          <text:p text:style-name="P77">Sortir de votre boutique (porte dans le couloir) pour finir la journée, changer de jour et recevoir les commandes et PC à réparer.</text:p>
        </text:list-item>
      </text:list>
      <text:p text:style-name="P4">Insérez ici une photo (pas un screen) de votre ordinateur portable entièrement visible avec sur l'écran PC Builder Simulator montrant votre niveau et solde de comp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nux Libertine" svg:font-family="'Linux Libertine', Georgia, Times, serif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tserrat" svg:font-family="Montserrat, sans-serif"/>
    <style:font-face style:name="Myriad W08 Regular" svg:font-family="'Myriad W08 Regular', 'Segoe UI'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rial, sans-serif"/>
    <style:font-face style:name="OpenSymbol" svg:font-family="OpenSymbol" style:font-charset="x-symbol"/>
    <style:font-face style:name="Roboto" svg:font-family="Roboto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3T22:50:12.550973081</meta:creation-date>
    <dc:date>2021-10-15T19:52:18.044000000</dc:date>
    <meta:editing-duration>PT12H16M41S</meta:editing-duration>
    <meta:editing-cycles>41</meta:editing-cycles>
    <meta:generator>LibreOffice/7.2.0.4$Windows_X86_64 LibreOffice_project/9a9c6381e3f7a62afc1329bd359cc48accb6435b</meta:generator>
    <meta:document-statistic meta:table-count="6" meta:image-count="0" meta:object-count="0" meta:page-count="6" meta:paragraph-count="121" meta:word-count="1013" meta:character-count="6252" meta:non-whitespace-character-count="5356"/>
  </office:meta>
</office:document-meta>
</file>